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5pt" fo:language="en" fo:country="GB" style:text-underline-style="solid" style:text-underline-width="auto" style:text-underline-color="font-color" fo:font-weight="bold" officeooo:rsid="0002a9d3" officeooo:paragraph-rsid="0009b23e" style:font-size-asian="15pt" style:language-asian="zxx" style:country-asian="none" style:font-weight-asian="bold" style:font-size-complex="15pt" style:language-complex="zxx" style:country-complex="none" style:font-weight-complex="bold"/>
    </style:style>
    <style:style style:name="P2" style:family="paragraph" style:parent-style-name="Standard">
      <style:text-properties fo:font-variant="normal" fo:text-transform="none" fo:color="#202122" style:font-name="Times New Roman" fo:font-size="11pt" fo:letter-spacing="normal" fo:language="en" fo:country="GB" style:text-underline-style="none" fo:font-weight="normal" officeooo:rsid="0002a9d3" officeooo:paragraph-rsid="0009b23e" style:font-size-asian="9.60000038146973pt" style:language-asian="zxx" style:country-asian="none" style:font-weight-asian="normal" style:font-size-complex="11pt" style:language-complex="zxx" style:country-complex="none" style:font-weight-complex="normal"/>
    </style:style>
    <style:style style:name="P3" style:family="paragraph" style:parent-style-name="Standard">
      <style:text-properties style:font-name="Times New Roman" fo:font-size="11pt" fo:language="en" fo:country="GB" style:text-underline-style="none" fo:font-weight="normal" officeooo:rsid="0002a9d3" officeooo:paragraph-rsid="0009b23e" style:font-size-asian="9.60000038146973pt" style:language-asian="zxx" style:country-asian="none" style:font-weight-asian="normal" style:font-size-complex="11pt" style:language-complex="zxx" style:country-complex="none" style:font-weight-complex="normal"/>
    </style:style>
    <style:style style:name="P4" style:family="paragraph" style:parent-style-name="Standard">
      <style:text-properties style:font-name="Times New Roman" fo:font-size="11pt" fo:language="en" fo:country="GB" style:text-underline-style="none" fo:font-weight="normal" officeooo:rsid="0002a9d3" officeooo:paragraph-rsid="000dea1d" style:font-size-asian="9.60000038146973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Times New Roman" fo:font-size="11pt" fo:language="en" fo:country="GB" style:text-underline-style="none" fo:font-weight="normal" officeooo:rsid="0002a9d3" officeooo:paragraph-rsid="000f79b5" style:font-size-asian="9.60000038146973pt" style:language-asian="zxx" style:country-asian="none" style:font-weight-asian="normal" style:font-size-complex="11pt" style:language-complex="zxx" style:country-complex="none" style:font-weight-complex="normal"/>
    </style:style>
    <style:style style:name="P6" style:family="paragraph" style:parent-style-name="Standard">
      <style:text-properties style:font-name="Times New Roman" fo:font-size="11pt" fo:language="en" fo:country="GB" style:text-underline-style="none" fo:font-weight="normal" officeooo:rsid="0002a9d3" officeooo:paragraph-rsid="00114e09" style:font-size-asian="9.60000038146973pt" style:language-asian="zxx" style:country-asian="none" style:font-weight-asian="normal" style:font-size-complex="11pt" style:language-complex="zxx" style:country-complex="none" style:font-weight-complex="normal"/>
    </style:style>
    <style:style style:name="P7" style:family="paragraph" style:parent-style-name="Standard">
      <style:text-properties style:font-name="Times New Roman" fo:font-size="11pt" fo:language="en" fo:country="GB" style:text-underline-style="none" fo:font-weight="normal" officeooo:rsid="0002a9d3" officeooo:paragraph-rsid="00129e6c" style:font-size-asian="9.60000038146973pt" style:language-asian="zxx" style:country-asian="none" style:font-weight-asian="normal" style:font-size-complex="11pt" style:language-complex="zxx" style:country-complex="none" style:font-weight-complex="normal"/>
    </style:style>
    <style:style style:name="P8" style:family="paragraph" style:parent-style-name="Standard">
      <style:text-properties style:font-name="Times New Roman" fo:font-size="11pt" fo:language="en" fo:country="GB" style:text-underline-style="none" fo:font-weight="normal" officeooo:rsid="0002a9d3" officeooo:paragraph-rsid="001cbd6d" style:font-size-asian="9.60000038146973pt" style:language-asian="zxx" style:country-asian="none" style:font-weight-asian="normal" style:font-size-complex="11pt" style:language-complex="zxx" style:country-complex="none" style:font-weight-complex="normal"/>
    </style:style>
    <style:style style:name="P9" style:family="paragraph" style:parent-style-name="Standard">
      <style:text-properties style:font-name="Times New Roman" fo:font-size="11pt" fo:language="en" fo:country="GB" style:text-underline-style="none" fo:font-weight="normal" officeooo:rsid="0002a9d3" officeooo:paragraph-rsid="001db158" style:font-size-asian="9.60000038146973pt" style:language-asian="zxx" style:country-asian="none" style:font-weight-asian="normal" style:font-size-complex="11pt" style:language-complex="zxx" style:country-complex="none" style:font-weight-complex="normal"/>
    </style:style>
    <style:style style:name="P10" style:family="paragraph" style:parent-style-name="Standard">
      <style:text-properties style:font-name="Times New Roman" fo:font-size="11pt" fo:language="en" fo:country="GB" style:text-underline-style="none" fo:font-weight="normal" officeooo:rsid="0002a9d3" officeooo:paragraph-rsid="001dd853" style:font-size-asian="9.60000038146973pt" style:language-asian="zxx" style:country-asian="none" style:font-weight-asian="normal" style:font-size-complex="11pt" style:language-complex="zxx" style:country-complex="none" style:font-weight-complex="normal"/>
    </style:style>
    <style:style style:name="P11" style:family="paragraph" style:parent-style-name="Standard">
      <style:text-properties style:font-name="Times New Roman" fo:font-size="11pt" fo:language="en" fo:country="GB" style:text-underline-style="none" fo:font-weight="normal" officeooo:rsid="000c03f9" officeooo:paragraph-rsid="000c03f9" style:font-size-asian="9.60000038146973pt" style:language-asian="zxx" style:country-asian="none" style:font-weight-asian="normal" style:font-size-complex="11pt" style:language-complex="zxx" style:country-complex="none" style:font-weight-complex="normal"/>
    </style:style>
    <style:style style:name="P12" style:family="paragraph" style:parent-style-name="Standard">
      <style:text-properties style:font-name="Times New Roman" fo:font-size="11pt" fo:language="en" fo:country="GB" style:text-underline-style="none" fo:font-weight="normal" officeooo:rsid="000f79b5" officeooo:paragraph-rsid="000f79b5" style:font-size-asian="9.60000038146973pt" style:language-asian="zxx" style:country-asian="none" style:font-weight-asian="normal" style:font-size-complex="11pt" style:language-complex="zxx" style:country-complex="none" style:font-weight-complex="normal"/>
    </style:style>
    <style:style style:name="P13" style:family="paragraph" style:parent-style-name="Standard">
      <style:text-properties style:font-name="Times New Roman" fo:font-size="11pt" fo:language="en" fo:country="GB" style:text-underline-style="none" fo:font-weight="normal" officeooo:rsid="00129e6c" officeooo:paragraph-rsid="00129e6c" style:font-size-asian="9.60000038146973pt" style:language-asian="zxx" style:country-asian="none" style:font-weight-asian="normal" style:font-size-complex="11pt" style:language-complex="zxx" style:country-complex="none" style:font-weight-complex="normal"/>
    </style:style>
    <style:style style:name="P14" style:family="paragraph" style:parent-style-name="Standard">
      <style:text-properties style:font-name="Times New Roman" fo:font-size="11pt" fo:language="en" fo:country="GB" style:text-underline-style="none" fo:font-weight="normal" officeooo:rsid="0012c4f8" officeooo:paragraph-rsid="0012c4f8" style:font-size-asian="9.60000038146973pt" style:language-asian="zxx" style:country-asian="none" style:font-weight-asian="normal" style:font-size-complex="11pt" style:language-complex="zxx" style:country-complex="none" style:font-weight-complex="normal"/>
    </style:style>
    <style:style style:name="P15" style:family="paragraph" style:parent-style-name="Standard">
      <style:text-properties style:font-name="Times New Roman" fo:font-size="11pt" fo:language="en" fo:country="GB" style:text-underline-style="none" fo:font-weight="normal" officeooo:rsid="001cbd6d" officeooo:paragraph-rsid="001cbd6d" style:font-size-asian="9.60000038146973pt" style:language-asian="zxx" style:country-asian="none" style:font-weight-asian="normal" style:font-size-complex="11pt" style:language-complex="zxx" style:country-complex="none" style:font-weight-complex="normal"/>
    </style:style>
    <style:style style:name="P16" style:family="paragraph" style:parent-style-name="Standard">
      <style:text-properties style:font-name="Times New Roman" fo:font-size="11pt" fo:language="en" fo:country="GB" style:text-underline-style="solid" style:text-underline-width="auto" style:text-underline-color="font-color" fo:font-weight="normal" officeooo:rsid="000c03f9" officeooo:paragraph-rsid="000c03f9" style:font-size-asian="9.60000038146973pt" style:language-asian="zxx" style:country-asian="none" style:font-weight-asian="normal" style:font-size-complex="11pt" style:language-complex="zxx" style:country-complex="none" style:font-weight-complex="normal"/>
    </style:style>
    <style:style style:name="P17" style:family="paragraph" style:parent-style-name="Standard">
      <style:text-properties style:font-name="Times New Roman" fo:font-size="11pt" fo:language="en" fo:country="GB" style:text-underline-style="solid" style:text-underline-width="auto" style:text-underline-color="font-color" fo:font-weight="normal" officeooo:rsid="000f79b5" officeooo:paragraph-rsid="000f79b5" style:font-size-asian="9.60000038146973pt" style:language-asian="zxx" style:country-asian="none" style:font-weight-asian="normal" style:font-size-complex="11pt" style:language-complex="zxx" style:country-complex="none" style:font-weight-complex="normal"/>
    </style:style>
    <style:style style:name="P18" style:family="paragraph" style:parent-style-name="Standard">
      <style:text-properties style:font-name="Times New Roman" fo:font-size="11pt" fo:language="en" fo:country="GB" style:text-underline-style="solid" style:text-underline-width="auto" style:text-underline-color="font-color" fo:font-weight="normal" officeooo:rsid="00129e6c" officeooo:paragraph-rsid="00129e6c" style:font-size-asian="9.60000038146973pt" style:language-asian="zxx" style:country-asian="none" style:font-weight-asian="normal" style:font-size-complex="11pt" style:language-complex="zxx" style:country-complex="none" style:font-weight-complex="normal"/>
    </style:style>
    <style:style style:name="P19" style:family="paragraph" style:parent-style-name="Standard">
      <style:text-properties style:font-name="Times New Roman" fo:font-size="11pt" fo:language="en" fo:country="GB" style:text-underline-style="solid" style:text-underline-width="auto" style:text-underline-color="font-color" fo:font-weight="normal" officeooo:rsid="0012c4f8" officeooo:paragraph-rsid="0012c4f8" style:font-size-asian="9.60000038146973pt" style:language-asian="zxx" style:country-asian="none" style:font-weight-asian="normal" style:font-size-complex="11pt" style:language-complex="zxx" style:country-complex="none" style:font-weight-complex="normal"/>
    </style:style>
    <style:style style:name="P20" style:family="paragraph" style:parent-style-name="Standard">
      <style:text-properties style:font-name="Times New Roman" fo:font-size="11pt" fo:language="en" fo:country="GB" style:text-underline-style="solid" style:text-underline-width="auto" style:text-underline-color="font-color" fo:font-weight="normal" officeooo:rsid="001cbd6d" officeooo:paragraph-rsid="001cbd6d" style:font-size-asian="9.60000038146973pt" style:language-asian="zxx" style:country-asian="none" style:font-weight-asian="normal" style:font-size-complex="11pt" style:language-complex="zxx" style:country-complex="none" style:font-weight-complex="normal"/>
    </style:style>
    <style:style style:name="P21" style:family="paragraph" style:parent-style-name="Standard">
      <style:text-properties style:font-name="Times New Roman" fo:font-size="11pt" fo:language="en" fo:country="GB" style:text-underline-style="solid" style:text-underline-width="auto" style:text-underline-color="font-color" fo:font-weight="normal" officeooo:rsid="001a5e75" officeooo:paragraph-rsid="001a5e75" style:font-size-asian="9.60000038146973pt" style:language-asian="zxx" style:country-asian="none" style:font-weight-asian="normal" style:font-size-complex="11pt" style:language-complex="zxx" style:country-complex="none" style:font-weight-complex="normal"/>
    </style:style>
    <style:style style:name="P22" style:family="paragraph" style:parent-style-name="Standard">
      <style:text-properties style:font-name="Times New Roman" fo:font-size="15pt" fo:language="en" fo:country="GB" style:text-underline-style="solid" style:text-underline-width="auto" style:text-underline-color="font-color" fo:font-weight="bold" officeooo:rsid="0002a9d3" officeooo:paragraph-rsid="0009b23e" style:font-size-asian="15pt" style:language-asian="zxx" style:country-asian="none" style:font-weight-asian="bold" style:font-size-complex="15pt" style:language-complex="zxx" style:country-complex="none" style:font-weight-complex="bold"/>
    </style:style>
    <style:style style:name="P23" style:family="paragraph" style:parent-style-name="Standard">
      <style:text-properties style:font-name="Times New Roman" fo:font-size="12pt" fo:language="en" fo:country="GB" style:text-underline-style="solid" style:text-underline-width="auto" style:text-underline-color="font-color" fo:font-weight="bold" officeooo:rsid="00143bb2" officeooo:paragraph-rsid="00143bb2" style:font-size-asian="10.5pt" style:language-asian="zxx" style:country-asian="none" style:font-weight-asian="bold" style:font-size-complex="12pt" style:language-complex="zxx" style:country-complex="none" style:font-weight-complex="bold"/>
    </style:style>
    <style:style style:name="T1" style:family="text">
      <style:text-properties officeooo:rsid="0009b23e"/>
    </style:style>
    <style:style style:name="T2" style:family="text">
      <style:text-properties fo:font-variant="normal" fo:text-transform="none" fo:color="#202122" fo:letter-spacing="normal"/>
    </style:style>
    <style:style style:name="T3" style:family="text">
      <style:text-properties fo:font-variant="normal" fo:text-transform="none" fo:color="#202122" fo:letter-spacing="normal" officeooo:rsid="00129e6c"/>
    </style:style>
    <style:style style:name="T4" style:family="text">
      <style:text-properties fo:font-variant="normal" fo:text-transform="none" fo:color="#202122" fo:letter-spacing="normal" officeooo:rsid="0012c4f8"/>
    </style:style>
    <style:style style:name="T5" style:family="text">
      <style:text-properties fo:font-variant="normal" fo:text-transform="none" fo:color="#202122" fo:letter-spacing="normal" style:text-underline-style="solid" style:text-underline-width="auto" style:text-underline-color="font-color" officeooo:rsid="0012c4f8"/>
    </style:style>
    <style:style style:name="T6" style:family="text">
      <style:text-properties fo:font-variant="normal" fo:text-transform="none" fo:color="#202122" fo:letter-spacing="normal" officeooo:rsid="001cbd6d"/>
    </style:style>
    <style:style style:name="T7" style:family="text">
      <style:text-properties fo:font-variant="normal" fo:text-transform="none" fo:color="#202122" fo:letter-spacing="normal" officeooo:rsid="001db158"/>
    </style:style>
    <style:style style:name="T8" style:family="text">
      <style:text-properties fo:font-variant="normal" fo:text-transform="none" fo:color="#202122" fo:letter-spacing="normal" officeooo:rsid="001dd853"/>
    </style:style>
    <style:style style:name="T9" style:family="text">
      <style:text-properties officeooo:rsid="000c03f9"/>
    </style:style>
    <style:style style:name="T10" style:family="text">
      <style:text-properties style:text-underline-style="solid" style:text-underline-width="auto" style:text-underline-color="font-color" officeooo:rsid="000c03f9"/>
    </style:style>
    <style:style style:name="T11" style:family="text">
      <style:text-properties style:text-underline-style="none"/>
    </style:style>
    <style:style style:name="T12" style:family="text">
      <style:text-properties officeooo:rsid="000dea1d"/>
    </style:style>
    <style:style style:name="T13" style:family="text">
      <style:text-properties officeooo:rsid="000f79b5"/>
    </style:style>
    <style:style style:name="T14" style:family="text">
      <style:text-properties officeooo:rsid="00114e09"/>
    </style:style>
    <style:style style:name="T15" style:family="text">
      <style:text-properties officeooo:rsid="00129e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bjects</text:span>:</text:p>
      <text:p text:style-name="P2"/>
      <text:p text:style-name="P3"><text:span text:style-name="T2">–</text:span> <text:span text:style-name="T9">Objects store a group of information. They function </text:span><text:span text:style-name="T10">similarly to 'classes' in Java</text:span><text:span text:style-name="T9">. The syntax is:</text:span></text:p>
      <text:p text:style-name="P3"/>
      <text:p text:style-name="P11">let object = {</text:p>
      <text:p text:style-name="P11"><text:s text:c="4"/>key: 'value'</text:p>
      <text:p text:style-name="P11">};</text:p>
      <text:p text:style-name="P11"/>
      <text:p text:style-name="P11">console.log(obj<text:span text:style-name="T12">ect</text:span>);</text:p>
      <text:p text:style-name="P3"/>
      <text:p text:style-name="P16">Output:</text:p>
      <text:p text:style-name="P16"><text:span text:style-name="T11"/></text:p>
      <text:p text:style-name="P16"><text:span text:style-name="T11">key: 'value'</text:span></text:p>
      <text:p text:style-name="P16"><text:span text:style-name="T11"/></text:p>
      <text:p text:style-name="P4"><text:span text:style-name="T2">–</text:span> <text:span text:style-name="T12">Objects are made up of 'key-value' pairs. The 'key' is on the left side, and the value it contains on the right.</text:span></text:p>
      <text:p text:style-name="P4"/>
      <text:p text:style-name="P5"><text:span text:style-name="T2">–</text:span> <text:span text:style-name="T13">Key-values can be assessed from outside the object. For example:</text:span></text:p>
      <text:p text:style-name="P5"/>
      <text:p text:style-name="P12">let jon = {</text:p>
      <text:p text:style-name="P12"><text:s text:c="4"/>firstName: 'Jon',</text:p>
      <text:p text:style-name="P12"><text:s text:c="4"/>lastName: 'Smith',</text:p>
      <text:p text:style-name="P12"><text:s text:c="4"/>age: 34,</text:p>
      <text:p text:style-name="P12"><text:s text:c="4"/>profession: 'Developer',</text:p>
      <text:p text:style-name="P12"><text:s text:c="4"/>married: true</text:p>
      <text:p text:style-name="P12">};</text:p>
      <text:p text:style-name="P12"/>
      <text:p text:style-name="P12">let newAge = 'age';</text:p>
      <text:p text:style-name="P12">console.log(jon['firstName']);</text:p>
      <text:p text:style-name="P12">console.log(jon[newAge]);</text:p>
      <text:p text:style-name="P12"/>
      <text:p text:style-name="P17">Output:</text:p>
      <text:p text:style-name="P17"><text:span text:style-name="T11"/></text:p>
      <text:p text:style-name="P17"><text:span text:style-name="T11">Jon</text:span></text:p>
      <text:p text:style-name="P17"><text:span text:style-name="T11">34</text:span></text:p>
      <text:p text:style-name="P17"><text:span text:style-name="T11"/></text:p>
      <text:p text:style-name="P6"><text:span text:style-name="T2">–</text:span> <text:span text:style-name="T14">Dots '.' can also be used if the property names are also valid JavaScript variables. This just cleans up the code, and means we don't have to use multiple sets of brackets.</text:span></text:p>
      <text:p text:style-name="P6"/>
      <text:p text:style-name="P7"><text:span text:style-name="T2">–</text:span> <text:span text:style-name="T15">Properties can also be added to the object. The syntax is:</text:span></text:p>
      <text:p text:style-name="P7"/>
      <text:p text:style-name="P13">let jon = {</text:p>
      <text:p text:style-name="P13"><text:s text:c="4"/>firstName: 'Jon',</text:p>
      <text:p text:style-name="P13"><text:s text:c="4"/>lastName: 'Smith',</text:p>
      <text:p text:style-name="P13"><text:s text:c="4"/>age: 34,</text:p>
      <text:p text:style-name="P13"><text:s text:c="4"/>profession: 'Developer',</text:p>
      <text:p text:style-name="P13"><text:s text:c="4"/>married: true</text:p>
      <text:p text:style-name="P13">};</text:p>
      <text:p text:style-name="P13"/>
      <text:p text:style-name="P13">jon.fullName = jon.firstName + jon.lastName;</text:p>
      <text:p text:style-name="P13">jon['hasChildren'] = true;</text:p>
      <text:p text:style-name="P13"/>
      <text:p text:style-name="P13">console.log(jon);</text:p>
      <text:p text:style-name="P13"/>
      <text:p text:style-name="P18">Output:</text:p>
      <text:p text:style-name="P13"/>
      <text:p text:style-name="P13">{ firstName: 'Jon',</text:p>
      <text:p text:style-name="P13"><text:s text:c="2"/>lastName: 'Smith',</text:p>
      <text:p text:style-name="P13"><text:soft-page-break/><text:s text:c="2"/>age: 34,</text:p>
      <text:p text:style-name="P13"><text:s text:c="2"/>profession: 'Developer',</text:p>
      <text:p text:style-name="P13"><text:s text:c="2"/>married: true,</text:p>
      <text:p text:style-name="P13"><text:s text:c="2"/>fullName: 'JonSmith',</text:p>
      <text:p text:style-name="P13"><text:s text:c="2"/>hasChildren: true }</text:p>
      <text:p text:style-name="P13"/>
      <text:p text:style-name="P7"><text:span text:style-name="T2">– </text:span><text:span text:style-name="T3">Objects can also contain more complex data types, such as arrays. </text:span><text:span text:style-name="T4">This information is </text:span><text:span text:style-name="T5">nested</text:span><text:span text:style-name="T4"> (similar to Java) by chaining brakets. The syntax is:</text:span></text:p>
      <text:p text:style-name="P7"><text:span text:style-name="T4"/></text:p>
      <text:p text:style-name="P14"><text:span text:style-name="T2">let jon = {</text:span></text:p>
      <text:p text:style-name="P14"><text:span text:style-name="T2"><text:s text:c="4"/>firstName: 'Jon',</text:span></text:p>
      <text:p text:style-name="P14"><text:span text:style-name="T2"><text:s text:c="4"/>lastName: 'Smith',</text:span></text:p>
      <text:p text:style-name="P14"><text:span text:style-name="T2"><text:s text:c="4"/>otherInformation: {</text:span></text:p>
      <text:p text:style-name="P14"><text:span text:style-name="T2"><text:s text:c="8"/>age: 34,</text:span></text:p>
      <text:p text:style-name="P14"><text:span text:style-name="T2"><text:s text:c="8"/>profession: 'Developer',</text:span></text:p>
      <text:p text:style-name="P14"><text:span text:style-name="T2"><text:s text:c="8"/>married: true</text:span></text:p>
      <text:p text:style-name="P14"><text:span text:style-name="T2"><text:s text:c="4"/>},</text:span></text:p>
      <text:p text:style-name="P14"><text:span text:style-name="T2"><text:s text:c="4"/>children: ['Anna', 'Jake']</text:span></text:p>
      <text:p text:style-name="P14"><text:span text:style-name="T2">};</text:span></text:p>
      <text:p text:style-name="P14"><text:span text:style-name="T2"/></text:p>
      <text:p text:style-name="P14"><text:span text:style-name="T2">console.log(jon.otherInformation.profession);</text:span></text:p>
      <text:p text:style-name="P14"><text:span text:style-name="T2">console.log(jon.children[0]);</text:span></text:p>
      <text:p text:style-name="P14"><text:span text:style-name="T2"/></text:p>
      <text:p text:style-name="P19"><text:span text:style-name="T2">Output:</text:span></text:p>
      <text:p text:style-name="P14"><text:span text:style-name="T2"/></text:p>
      <text:p text:style-name="P14"><text:span text:style-name="T2">Developer</text:span></text:p>
      <text:p text:style-name="P14"><text:span text:style-name="T2">Anna</text:span></text:p>
      <text:p text:style-name="P7"/>
      <text:p text:style-name="P1"><text:span text:style-name="T1">Code Examples</text:span>:</text:p>
      <text:p text:style-name="P1"/>
      <text:p text:style-name="P23">Basic Object Functionality Code:</text:p>
      <text:p text:style-name="P23"/>
      <text:p text:style-name="P15">let walter = {</text:p>
      <text:p text:style-name="P15"><text:s text:c="4"/>firstName: 'Walter',</text:p>
      <text:p text:style-name="P15"><text:s text:c="4"/>middleName: 'Hartwell',</text:p>
      <text:p text:style-name="P15"><text:s text:c="4"/>lastName: 'White',</text:p>
      <text:p text:style-name="P15"><text:s text:c="4"/>otherInformation: {</text:p>
      <text:p text:style-name="P15"><text:s text:c="8"/>age: 50,</text:p>
      <text:p text:style-name="P15"><text:s text:c="8"/>profession: 'Teacher',</text:p>
      <text:p text:style-name="P15"><text:s text:c="8"/>married: true,</text:p>
      <text:p text:style-name="P15"><text:s text:c="8"/>spouse: 'Skylar',</text:p>
      <text:p text:style-name="P15"><text:s text:c="8"/>cancer: true</text:p>
      <text:p text:style-name="P15"><text:s text:c="4"/>},</text:p>
      <text:p text:style-name="P15"><text:s text:c="4"/>children: ['Walter Jr', 'Holly']</text:p>
      <text:p text:style-name="P15">};</text:p>
      <text:p text:style-name="P15"/>
      <text:p text:style-name="P15">walter.homeAdress = '308 Negra Arroyo Lane';</text:p>
      <text:p text:style-name="P15">walter.fullName = walter.firstName + " " + walter.middleName + " " + walter.lastName;</text:p>
      <text:p text:style-name="P15"/>
      <text:p text:style-name="P15">console.log('Walter\'s full name is ' + walter.fullName + ".");</text:p>
      <text:p text:style-name="P15">console.log('Walter is ' + walter.otherInformation.age + ' years old.');</text:p>
      <text:p text:style-name="P15">console.log('Walter is married to ' + walter.otherInformation.spouse + ".");</text:p>
      <text:p text:style-name="P15">console.log('Walter\'s oldest child is ' + walter.children[0] + '.');</text:p>
      <text:p text:style-name="P15">console.log('Walter\'s youngest child is ' + walter.children[1] + '.');</text:p>
      <text:p text:style-name="P15">console.log('Walter currently works as a ' + walter.otherInformation.profession + '.')</text:p>
      <text:p text:style-name="P15">console.log('Walter lives at ' + walter.homeAdress + '.');</text:p>
      <text:p text:style-name="P15"><text:soft-page-break/>if (walter.cancer = true) {</text:p>
      <text:p text:style-name="P15"><text:s text:c="4"/>console.log('Walt is currently cooking methamphetamine to provide for his family after his death.')</text:p>
      <text:p text:style-name="P15">} else {</text:p>
      <text:p text:style-name="P15"><text:s text:c="4"/>console.log('Walt has not begun cooking methamphetamine.')</text:p>
      <text:p text:style-name="P15">}</text:p>
      <text:p text:style-name="P15"/>
      <text:p text:style-name="P20">Output:</text:p>
      <text:p text:style-name="P20"><text:span text:style-name="T11"/></text:p>
      <text:p text:style-name="P20"><text:span text:style-name="T11">Walter's full name is Walter Hartwell White.</text:span></text:p>
      <text:p text:style-name="P20"><text:span text:style-name="T11">Walter is 50 years old.</text:span></text:p>
      <text:p text:style-name="P20"><text:span text:style-name="T11">Walter is married to Skylar.</text:span></text:p>
      <text:p text:style-name="P20"><text:span text:style-name="T11">Walter's oldest child is Walter Jr.</text:span></text:p>
      <text:p text:style-name="P20"><text:span text:style-name="T11">Walter's youngest child is Holly.</text:span></text:p>
      <text:p text:style-name="P20"><text:span text:style-name="T11">Walter currently works as a Teacher.</text:span></text:p>
      <text:p text:style-name="P20"><text:span text:style-name="T11">Walter lives at 308 Negra Arroyo Lane.</text:span></text:p>
      <text:p text:style-name="P20"><text:span text:style-name="T11">Walt is currently cooking methamphetamine to provide for his family after his death.</text:span></text:p>
      <text:p text:style-name="P21"/>
      <text:p text:style-name="P23">Explanation:</text:p>
      <text:p text:style-name="P23"/>
      <text:p text:style-name="P8"><text:span text:style-name="T2">– </text:span><text:span text:style-name="T6">No in-depth explanation needed. Creates a class named 'walter' with some key-values. Some are embedded, such as 'otherInformation' and some are contained within arrays, such as 'children'.</text:span></text:p>
      <text:p text:style-name="P9"><text:span text:style-name="T6">– </text:span><text:span text:style-name="T7">Two additional variables are created, 'homeAdress' and 'fullName'.</text:span></text:p>
      <text:p text:style-name="P10"><text:span text:style-name="T7">– </text:span><text:span text:style-name="T8">The program then prints the key-values from the class, with an if-statement determining if Walt is currently cooking me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2S</meta:editing-duration>
    <meta:editing-cycles>23</meta:editing-cycles>
    <meta:generator>LibreOffice/5.0.4.2$Windows_x86 LibreOffice_project/2b9802c1994aa0b7dc6079e128979269cf95bc78</meta:generator>
    <dc:date>2022-07-10T13:25:57.270000000</dc:date>
    <meta:document-statistic meta:table-count="0" meta:image-count="0" meta:object-count="0" meta:page-count="3" meta:paragraph-count="101" meta:word-count="472" meta:character-count="3420" meta:non-whitespace-character-count="2868"/>
    <meta:user-defined meta:name="Info 1"/>
    <meta:user-defined meta:name="Info 2"/>
    <meta:user-defined meta:name="Info 3"/>
    <meta:user-defined meta:name="Info 4"/>
  </office:meta>
</office:document-meta>
</file>